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9c4" officeooo:paragraph-rsid="000e59c4"/>
    </style:style>
    <style:style style:name="P2" style:family="paragraph" style:parent-style-name="Standard">
      <style:text-properties officeooo:rsid="000f3684" officeooo:paragraph-rsid="000f36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gdive@bigdive1:~/Desktop/Personal File$ ls</text:p>
      <text:p text:style-name="P2">1_Editor.odt <text:s text:c="12"/>NewRepository_20161007_Editor.odt <text:s/>README.md</text:p>
      <text:p text:style-name="P2">20161007_Lezione2.ipynb <text:s/>Python-Introduction.ipynb <text:s text:c="9"/>Script_1.py</text:p>
      <text:p text:style-name="P2">bigdive@bigdive1:~/Desktop/Personal File$ python Script_1.py </text:p>
      <text:p text:style-name="P2">Ciao!</text:p>
      <text:p text:style-name="P2">bigdive@bigdive1:~/Desktop/Personal File$ python Script_1.py </text:p>
      <text:p text:style-name="P2">Traceback (most recent call last):</text:p>
      <text:p text:style-name="P2"><text:s text:c="2"/>File "Script_1.py", line 1, in &lt;module&gt;</text:p>
      <text:p text:style-name="P2"><text:s text:c="4"/>hello()</text:p>
      <text:p text:style-name="P2">NameError: name 'hello' is not defined</text:p>
      <text:p text:style-name="P2">bigdive@bigdive1:~/Desktop/Personal File$ python Script_1.py </text:p>
      <text:p text:style-name="P2"><text:s text:c="2"/>File "Script_1.py", line 1</text:p>
      <text:p text:style-name="P2"><text:s text:c="4"/>from hello import hello()</text:p>
      <text:p text:style-name="P2"><text:s text:c="27"/>^</text:p>
      <text:p text:style-name="P2">SyntaxError: invalid syntax</text:p>
      <text:p text:style-name="P2">bigdive@bigdive1:~/Desktop/Personal File$ python Script_1.py </text:p>
      <text:p text:style-name="P2">Traceback (most recent call last):</text:p>
      <text:p text:style-name="P2"><text:s text:c="2"/>File "Script_1.py", line 1, in &lt;module&gt;</text:p>
      <text:p text:style-name="P2"><text:s text:c="4"/>from hello import hello_world</text:p>
      <text:p text:style-name="P2">ImportError: No module named hello</text:p>
      <text:p text:style-name="P2">bigdive@bigdive1:~/Desktop/Personal File$ python Hello.py </text:p>
      <text:p text:style-name="P2"><text:s text:c="2"/>File "Hello.py", line 1</text:p>
      <text:p text:style-name="P2"><text:s text:c="4"/>def hello_world()</text:p>
      <text:p text:style-name="P2"><text:s text:c="20"/>^</text:p>
      <text:p text:style-name="P2">SyntaxError: invalid syntax</text:p>
      <text:p text:style-name="P2">bigdive@bigdive1:~/Desktop/Personal File$ python Hello.py </text:p>
      <text:p text:style-name="P2">bigdive@bigdive1:~/Desktop/Personal File$ python Script_1.py </text:p>
      <text:p text:style-name="P2">Traceback (most recent call last):</text:p>
      <text:p text:style-name="P2"><text:s text:c="2"/>File "Script_1.py", line 1, in &lt;module&gt;</text:p>
      <text:p text:style-name="P2"><text:s text:c="4"/>from hello import hello_world</text:p>
      <text:p text:style-name="P2">ImportError: No module named hello</text:p>
      <text:p text:style-name="P2">bigdive@bigdive1:~/Desktop/Personal File$ python Script_1.py </text:p>
      <text:p text:style-name="P2">Ciao!</text:p>
      <text:p text:style-name="P2">bigdive@bigdive1:~/Desktop/Personal File$ python Hello.py</text:p>
      <text:p text:style-name="P2">bigdive@bigdive1:~/Desktop/Personal File$ python Script_1.py </text:p>
      <text:p text:style-name="P2">Ciao!</text:p>
      <text:p text:style-name="P2">bigdive@bigdive1:~/Desktop/Personal File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3:16:32.157201005</meta:creation-date>
    <dc:date>2016-10-07T13:38:29.731068709</dc:date>
    <meta:editing-duration>PT40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7" meta:word-count="134" meta:character-count="1455" meta:non-whitespace-character-count="1248"/>
  </office:meta>
</office:document-meta>
</file>